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Text_20_body">
      <style:text-properties fo:language="ru" fo:country="RU" officeooo:rsid="0019dc54" officeooo:paragraph-rsid="0019dc54"/>
    </style:style>
    <style:style style:name="P2" style:family="paragraph" style:parent-style-name="Text_20_body">
      <style:text-properties officeooo:paragraph-rsid="003ee2af"/>
    </style:style>
    <style:style style:name="P3" style:family="paragraph" style:parent-style-name="Text_20_body">
      <style:text-properties officeooo:paragraph-rsid="0049a5d8"/>
    </style:style>
    <style:style style:name="P4" style:family="paragraph" style:parent-style-name="Text_20_body">
      <style:text-properties officeooo:rsid="004e11a1" officeooo:paragraph-rsid="004e11a1"/>
    </style:style>
    <style:style style:name="P5" style:family="paragraph" style:parent-style-name="Text_20_body">
      <style:text-properties officeooo:rsid="005b090f" officeooo:paragraph-rsid="0084c038"/>
    </style:style>
    <style:style style:name="P6" style:family="paragraph" style:parent-style-name="Text_20_body">
      <style:text-properties officeooo:rsid="00974f3a" officeooo:paragraph-rsid="00974f3a"/>
    </style:style>
    <style:style style:name="P7" style:family="paragraph" style:parent-style-name="Text_20_body">
      <style:text-properties fo:language="ru" fo:country="RU" officeooo:rsid="0019dc54" officeooo:paragraph-rsid="009e75a7"/>
    </style:style>
    <style:style style:name="T1" style:family="text">
      <style:text-properties officeooo:rsid="002159c8"/>
    </style:style>
    <style:style style:name="T2" style:family="text">
      <style:text-properties officeooo:rsid="002acf93"/>
    </style:style>
    <style:style style:name="T3" style:family="text">
      <style:text-properties officeooo:rsid="003e2978"/>
    </style:style>
    <style:style style:name="T4" style:family="text">
      <style:text-properties officeooo:rsid="00481cfc"/>
    </style:style>
    <style:style style:name="T5" style:family="text">
      <style:text-properties officeooo:rsid="004a6217"/>
    </style:style>
    <style:style style:name="T6" style:family="text">
      <style:text-properties officeooo:rsid="004a75f4"/>
    </style:style>
    <style:style style:name="T7" style:family="text">
      <style:text-properties officeooo:rsid="004c4120"/>
    </style:style>
    <style:style style:name="T8" style:family="text">
      <style:text-properties officeooo:rsid="005ea586"/>
    </style:style>
    <style:style style:name="T9" style:family="text">
      <style:text-properties officeooo:rsid="0087adf9"/>
    </style:style>
    <style:style style:name="T10" style:family="text">
      <style:text-properties officeooo:rsid="0088271c"/>
    </style:style>
    <style:style style:name="T11" style:family="text">
      <style:text-properties officeooo:rsid="008a211f"/>
    </style:style>
    <style:style style:name="T12" style:family="text">
      <style:text-properties officeooo:rsid="008a2823"/>
    </style:style>
    <style:style style:name="T13" style:family="text">
      <style:text-properties officeooo:rsid="008d7a75"/>
    </style:style>
    <style:style style:name="T14" style:family="text">
      <style:text-properties officeooo:rsid="00902e05"/>
    </style:style>
    <style:style style:name="T15" style:family="text">
      <style:text-properties officeooo:rsid="00913810"/>
    </style:style>
    <style:style style:name="T16" style:family="text">
      <style:text-properties officeooo:rsid="00918d9b"/>
    </style:style>
    <style:style style:name="T17" style:family="text">
      <style:text-properties officeooo:rsid="00922516"/>
    </style:style>
    <style:style style:name="T18" style:family="text">
      <style:text-properties officeooo:rsid="0092cc2d"/>
    </style:style>
    <style:style style:name="T19" style:family="text">
      <style:text-properties officeooo:rsid="0093ab66"/>
    </style:style>
    <style:style style:name="T20" style:family="text">
      <style:text-properties officeooo:rsid="0094b949"/>
    </style:style>
    <style:style style:name="T21" style:family="text">
      <style:text-properties officeooo:rsid="0094dcbe"/>
    </style:style>
    <style:style style:name="T22" style:family="text">
      <style:text-properties officeooo:rsid="00960532"/>
    </style:style>
    <style:style style:name="T23" style:family="text">
      <style:text-properties officeooo:rsid="0096c789"/>
    </style:style>
    <style:style style:name="T24" style:family="text">
      <style:text-properties officeooo:rsid="009e75a7"/>
    </style:style>
    <style:style style:name="T25" style:family="text">
      <style:text-properties officeooo:rsid="009e9bda"/>
    </style:style>
    <style:style style:name="T26" style:family="text">
      <style:text-properties officeooo:rsid="00a02ada"/>
    </style:style>
    <style:style style:name="T27" style:family="text">
      <style:text-properties officeooo:rsid="00a0a3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Падение</text:span></text:p>
      <text:p text:style-name="Text_20_body">Трудно сказать, какого рода существом был Вечный Поток. С точки зрения простого смертного, живущего на земле, его, вероятно, назвали бы Небожителем, однако в среде "Небожителей", где каждое существо имело свою чётко определённую функцию в поддержании вселенской гармонии и баланса, его не принимали за своего из-за неявно выраженных обязанностей и отсутствия как такового подчинения каким-либо высшим силам. Отличительной особенностью Вечного Потока, откуда, собственно, и произошло его имя, была гиперчувствительность, которая выражалась в его способности выявлять неприродные вещи, явления или тенденции, продуцируемые другими небесными существами, на ранней стадии, что, в свою очередь, позволяло избегать перегибов в небесной системе управления материальными мирами. Сама система никогда не посягала на свободы Вечного Потока, малейшее напряжение извне могло предать его чувствительности некоторую предвзятость. Это можно сравнить со сбивкой настроек высокоточного прибора, после чего его ценность полностью теряется. Однако руководствовалась система отнюдь не альтруистическими соображениями, напротив, она была крайне жесткой и по сути тоталитарной, в том смысле, что альтернативы у неё не было и не могло быть, и единственная причина, по которой Вечный Поток имел возможность сохранять свой особый статус, — это высший принцип саморегуляции, который существует во вселенной, принцип свободы воли, и никакая система ничего не может с этим сделать. Не существует ни одной силы, которая могла бы нарушить этот принцип. Будь то люди или боги — они соглашаются на различные виды рабства в обмен на питание своих иллюзий о том, как устроен мир. Кого-то ловят на том, что якобы другой возможности, кроме выбора того или иного вида рабства, не существует, кого-то на самой иллюзии выбора там, где его по-настоящему нет — всё это технологии управления сознанием, однако работают они только до тех пор, пока на них добровольно соглашаются. Мотивы не имеют значения, лишь согласие.</text:p>
      <text:p text:style-name="P3"><text:span text:style-name="T1">Мир, в котором жил Вечный Поток, не имел ни времени, ни пространства в обычном понимании, и самая точная метрика, которой можно было бы пользоваться для описания того бытия, в котором существовал он и вся система Небесной Власти, — это плотность. Нельзя было сказать, что нечто происходило в течение времени в определённом месте, скорее, можно было бы описать это как увеличение или уменьшение плотности в тех или иных зонах существования. Но и слово «зоны» не точно — скорее, это разные характеры плотностей, как если бы они были сделаны из разного материала. На материальном уровне эти плотности проявляются как разнообразные формы органической и неорганической жизни в контексте цикла своего существования, то, что мы знаем как материальный мир с его пространством и временем. Та самая уникальная гиперчувствительность, которой обладал Вечный Поток, позволяла ему регистрировать изменения во Вселенской Плотности. Естественный процесс выглядит как непрерывное перетекание плотностей в </text:span><text:span text:style-name="T4">рамках</text:span><text:span text:style-name="T1"> своих противоположностей: так, достигая пика, плотность меняет полярность, превращаясь в собственную противоположность. Это очень динамичный процесс.</text:span><text:span text:style-name="T2"> </text:span>Этот процесс может также показаться хаотичным. Небесная Власть как раз и считает его хаотичным, чем, собственно, и обосновывает необходимость своего наличия. Небожители пытаются всячески упорядочивать этот «хаос», что на материальном уровне приводит к созданию целых миров. Основная проблема, с которой они сталкиваются, — это обратная связь, вернее, её отсутствие. Естественно, дело создания миров — процесс энергозатратный, и на ранних стадиях очень трудно определить, правильно ли выбрана стратегия. Это похоже на игру в Го, <text:soft-page-break/>где игроки последовательно ставят чёрные и белые камни на доску с целью захватить территори<text:span text:style-name="T5">ю, </text:span>больш<text:span text:style-name="T5">ую</text:span>, чем <text:span text:style-name="T5">у </text:span>соперник<text:span text:style-name="T5">а</text:span>. В Го выигрывает тот, кто имеет более глубокую стратегию, подкреплённую точным расчётом вариантов. Так же и в деле создания миров. Есть поговорка: «Го — это игра богов». Разница только в том, что вместо того, чтобы ставить камни на доску, они ставят звёзды на небо. Суть одна — воплощение естественности в материальных формах; различие — в <text:span text:style-name="T6">масштабах </text:span>последстви<text:span text:style-name="T7">й</text:span> и ответственности. Когда боги делали тот или иной «ход», Вечный Поток мгновенно чувствовал, имеет ли это смысл и будет ли работать так, как задумано. Результатом его «восприятия» был определённый ответный «фон» — изменения в плотности, переведённые в более грубую и понятную богам форму, так что они могли увидеть, насколько целесообразны и жизнеспособны их идеи и планы.</text:p>
      <text:p text:style-name="P2">Тот, кто хорошо говорит, — плохо слушает; тот, кто хорошо слушает, — плохо говорит. Это вопросы баланса действия и восприятия. Тот, кто поддерживает этот баланс, бесконечно изменяется; тот, кто его теряет, — падает в более грубую форму и рискует потерять себя.<text:line-break/>Свобода воли имеет две стороны: возможность жить вне системы и соблазн подчинить себе систему. Первое ведёт к абсолютной свободе, второе — к мучительному существованию, которое заканчивается превращением в то, с чем боролся больше всего. Это хуже окончательной гибели. Отклонение от пути — единственный способ глубже постичь этот путь. Поэтому небесные существа часто хотят воплотиться на материальном плане, так как это единственный способ эволюционировать. Однако не все делают это сознательно.<text:line-break/>Вечный Поток попался сразу в две ловушки. С одной стороны, он думал, что нет другого выбора, кроме как создавать или не создавать миры. С набором плотности в какой-то момент он незаметно для себя стал «противником режима», искренне полагая, что отсутствие создания богами миров лучше, чем наличие такой практики. С другой стороны, он считал, что <text:span text:style-name="T3">выбор богов продиктован их свободной волей, а не естественной природой</text:span>.<text:line-break/>В отличие от других небесных существ, у Вечного Потока не было никого, кто мог бы дать ему обратную связь. Тем временем его заблуждения продолжали крепнуть. Ситуация обострилась настолько, что боги начали серьёзно сомневаться в его оценках.</text:p>
      <text:p text:style-name="P4">Впервые за время своего существования Вечный Поток столкнулся с предвзятостью, затмевавшей чистоту непосредственности восприятия его сердца. Как это часто бывает — мы замечаем отклонение от пути слишком поздно, когда возможности откатиться назад уже нет. Единственным, что остается в таком случае, — это пойти по «длинной спирали», сполна ощущая на себе последствия закона о причинах и следствиях, известного как «карма».<text:line-break/>Карма — это форма ответственности, которую, будь то боги или люди, начинают нести в тот момент, когда позволяют себе думать, что они вправе контролировать естественный процесс. Это происходит незаметно. <text:span text:style-name="T8">Со временем мы замечаем</text:span> какие-то странные ощущения внутри, которых раньше не было. Первое, что почувствовал Вечный Поток, было… отсутствие потока, движения, динамики. Ему всё ещё казалось, что он это «чувствует», в действительности же это было отсутствие чувствительности. На какое-то мгновение ему вдруг показалось, что он «всё понял» про то, что такое мир и как он существует. Он думал, что теперь он может управлять этим миром, как самим собой… Но стоп, самим собой? Ведь раньше он не ощущал разделения на «мир» и «самого себя». Это новое чувство засасывало его в воронку невозврата всё больше и больше.</text:p>
      <text:p text:style-name="P5">Падение «с небес на землю» — это не процесс перемещения сверху вниз. Хотя перегрузки, через которые проходит метеорит, летящий сквозь верхние слои атмосферы, и соизмеримы с <text:soft-page-break/>теми, через которые проходит Небожитель, «падая» на материальный план, всё же это больше похоже на психологическую нагрузку, нежели на физическую, потому что в момент «падения» физического тела как такового нет. Для психики нет разницы между рождением и смертью — и то, и другое ощущается как окончательный и безвозвратный конец всего того, что было раньше. Вечный Поток пока ещё не осознавал, что «падает» на материальный план бытия; его сознание все ещё заполнял процесс исследования новых ощущений, а ужас от происходящего пока что воспринимался просто как интерес. В какой-то момент напряжение стало настолько сильным, что богатство различных ощущений сменилось единым чувством вселенского распирания. В мире существуют всего две силы — центростремительная и центробежная. Одна дарит жизнь, другая приносит смерть, однако что считать жизнью и смертью, зависит от того, с какой стороны на это посмотреть. С точки зрения Небесного мира, в котором обитал Вечный Поток, то, что с ним сейчас происходило, определённо было смертью. Он был на гране того, чтобы потерять всё, что у него было, раз и навсегда — ведь даже «длинная спираль» кармы совсем не гарантирует «благополучного возвращения». Более того, тот, кто пошёл по этому пути, непременно умирает в Небесном мире в момент «падения» точно так же, как обычный человек умирает с точки зрения других людей на Земле. Переход из Небесного мира в условно «Земной» происходит на центробежной силе, отсюда и ощущение невыносимого распирания. Вообще, само по себе ощущение физического тела, равно как и его наличие — это результат непрерывной работы центробежной силы. Бельё, которое крутится в стиральной машине в режиме отжима воды, ощущает свой «вес» именно благодаря центробежной силе — оно буквально вдавливается в стенки барабана. Процесс умирания в Небесном мире и рождения в «Земном» происходит по тому же принципу. Процесс умирания в «Земном» мире и рождения в Небесном происходит на обратной силе — центростремительной. Однако это не значит, что, будучи на Земле, вы непременно умираете «на небо» и наоборот. Бытие — это многомерная структура, где изменения кармы в течение жизни как раз и определяют <text:span text:style-name="T26">дальнейшее </text:span>направление <text:span text:style-name="T26">развития… ну или деградации</text:span>. Поэтому рай и ад, хотя и могут пониматься как конкретные места, скорее сравнимы с направлением движения. Земля — тому наглядный пример, и то, рай она или ад, зависит от того, откуда на неё попадают — «сверху» или «снизу». Для Вечного Потока Земля определённо была самым страшным адом, который невозможно было даже представить. А время пребывания на ней, учитывая полную потерю своей Плотности, было равно вечности, ведь пока Плотность не будет восстановлена, не может быть и речи о возвращении назад <text:span text:style-name="T27">и </text:span>вечность <text:span text:style-name="T27">эта</text:span> может продлиться не один десяток человеческих жизней.</text:p>
      <text:p text:style-name="P5"/>
      <text:p text:style-name="P7"><text:span text:style-name="Strong_20_Emphasis"><text:span text:style-name="T25">Рождение</text:span></text:span></text:p>
      <text:p text:style-name="P6">Человек или божество «падает» вниз ровно на столько на сколько ему необходимо чтобы осознать свои ошибки. Указывать на ошибки из-вне не имеет никакого смысла, только осознание пришедшее изнутри может привести к истинной трансформации.</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6T11:00:02.496702650</meta:creation-date>
    <meta:generator>LibreOffice/7.4.7.2$Linux_AARCH64 LibreOffice_project/40$Build-2</meta:generator>
    <dc:date>2024-12-26T16:04:39.174500372</dc:date>
    <meta:editing-duration>PT4H49M57S</meta:editing-duration>
    <meta:editing-cycles>122</meta:editing-cycles>
    <meta:document-statistic meta:table-count="0" meta:image-count="0" meta:object-count="0" meta:page-count="3" meta:paragraph-count="8" meta:word-count="1488" meta:character-count="10348" meta:non-whitespace-character-count="8839"/>
  </office:meta>
</office:document-meta>
</file>